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fo:language="en" fo:country="AU"/>
    </style:style>
    <style:style style:name="P2" style:family="paragraph" style:parent-style-name="Standard">
      <style:text-properties fo:language="en" fo:country="AU" officeooo:rsid="0004ccd6" officeooo:paragraph-rsid="0004ccd6"/>
    </style:style>
    <style:style style:name="P3" style:family="paragraph" style:parent-style-name="Text_20_body">
      <style:text-properties fo:language="en" fo:country="AU" officeooo:rsid="0004ccd6" officeooo:paragraph-rsid="0004ccd6"/>
    </style:style>
    <style:style style:name="P4" style:family="paragraph" style:parent-style-name="Text_20_body">
      <style:text-properties officeooo:rsid="000c8c2b" officeooo:paragraph-rsid="000c8c2b"/>
    </style:style>
    <style:style style:name="P5" style:family="paragraph" style:parent-style-name="Text_20_body">
      <style:text-properties officeooo:rsid="0010ccec" officeooo:paragraph-rsid="0010ccec"/>
    </style:style>
    <style:style style:name="P6" style:family="paragraph" style:parent-style-name="Text_20_body">
      <style:text-properties officeooo:rsid="00166be4" officeooo:paragraph-rsid="00166be4"/>
    </style:style>
    <style:style style:name="P7" style:family="paragraph" style:parent-style-name="Text_20_body">
      <style:text-properties officeooo:rsid="00167081" officeooo:paragraph-rsid="00167081"/>
    </style:style>
    <style:style style:name="P8" style:family="paragraph" style:parent-style-name="Text_20_body">
      <style:text-properties officeooo:paragraph-rsid="001c1894"/>
    </style:style>
    <style:style style:name="P9" style:family="paragraph" style:parent-style-name="Text_20_body">
      <style:text-properties officeooo:rsid="00186f31" officeooo:paragraph-rsid="00186f31"/>
    </style:style>
    <style:style style:name="P10" style:family="paragraph" style:parent-style-name="Text_20_body">
      <style:text-properties officeooo:rsid="00247aff" officeooo:paragraph-rsid="00247aff"/>
    </style:style>
    <style:style style:name="P11" style:family="paragraph" style:parent-style-name="Text_20_body">
      <style:text-properties officeooo:rsid="002bf033" officeooo:paragraph-rsid="002bf033"/>
    </style:style>
    <style:style style:name="P12" style:family="paragraph" style:parent-style-name="Text_20_body">
      <style:text-properties officeooo:rsid="002ca652" officeooo:paragraph-rsid="002ca652"/>
    </style:style>
    <style:style style:name="P13" style:family="paragraph" style:parent-style-name="Text_20_body">
      <style:text-properties officeooo:rsid="00335515" officeooo:paragraph-rsid="00335515"/>
    </style:style>
    <style:style style:name="P14" style:family="paragraph" style:parent-style-name="Heading_20_1">
      <style:text-properties fo:language="en" fo:country="AU" officeooo:paragraph-rsid="008ae153"/>
    </style:style>
    <style:style style:name="P15" style:family="paragraph" style:parent-style-name="Heading_20_1">
      <style:text-properties officeooo:rsid="00913929" officeooo:paragraph-rsid="00913929"/>
    </style:style>
    <style:style style:name="P16" style:family="paragraph" style:parent-style-name="Standard">
      <style:text-properties fo:language="en" fo:country="AU" officeooo:rsid="0004ccd6" officeooo:paragraph-rsid="0004ccd6"/>
    </style:style>
    <style:style style:name="P17" style:family="paragraph" style:parent-style-name="Standard">
      <style:text-properties fo:language="en" fo:country="AU" officeooo:paragraph-rsid="008ae153"/>
    </style:style>
    <style:style style:name="P18" style:family="paragraph" style:parent-style-name="Standard">
      <style:text-properties officeooo:rsid="00913929" officeooo:paragraph-rsid="00913929"/>
    </style:style>
    <style:style style:name="P19" style:family="paragraph" style:parent-style-name="Standard">
      <style:text-properties officeooo:rsid="00a32cc9" officeooo:paragraph-rsid="00a32cc9"/>
    </style:style>
    <style:style style:name="P20" style:family="paragraph" style:parent-style-name="Text_20_body">
      <style:text-properties officeooo:rsid="00364d52" officeooo:paragraph-rsid="00364d52"/>
    </style:style>
    <style:style style:name="P21" style:family="paragraph" style:parent-style-name="Text_20_body">
      <style:text-properties officeooo:rsid="003a29b7" officeooo:paragraph-rsid="003a29b7"/>
    </style:style>
    <style:style style:name="P22" style:family="paragraph" style:parent-style-name="Text_20_body">
      <style:text-properties officeooo:rsid="003ca840" officeooo:paragraph-rsid="003ece8a"/>
    </style:style>
    <style:style style:name="P23" style:family="paragraph" style:parent-style-name="Text_20_body">
      <style:text-properties officeooo:rsid="00410341" officeooo:paragraph-rsid="00410341"/>
    </style:style>
    <style:style style:name="P24" style:family="paragraph" style:parent-style-name="Text_20_body">
      <style:text-properties officeooo:rsid="0043c08e" officeooo:paragraph-rsid="0043c08e"/>
    </style:style>
    <style:style style:name="P25" style:family="paragraph" style:parent-style-name="Text_20_body">
      <style:text-properties officeooo:paragraph-rsid="004f8195"/>
    </style:style>
    <style:style style:name="P26" style:family="paragraph" style:parent-style-name="Text_20_body">
      <style:text-properties officeooo:paragraph-rsid="00508c12"/>
    </style:style>
    <style:style style:name="P27" style:family="paragraph" style:parent-style-name="Text_20_body">
      <style:text-properties officeooo:rsid="0060ca99" officeooo:paragraph-rsid="0060ca99"/>
    </style:style>
    <style:style style:name="P28" style:family="paragraph" style:parent-style-name="Text_20_body">
      <style:text-properties officeooo:rsid="006a9eeb" officeooo:paragraph-rsid="006a9eeb"/>
    </style:style>
    <style:style style:name="P29" style:family="paragraph" style:parent-style-name="Text_20_body">
      <style:text-properties officeooo:paragraph-rsid="006f0ee8"/>
    </style:style>
    <style:style style:name="P30" style:family="paragraph" style:parent-style-name="Text_20_body">
      <style:text-properties officeooo:rsid="0070b72c" officeooo:paragraph-rsid="0070b72c"/>
    </style:style>
    <style:style style:name="P31" style:family="paragraph" style:parent-style-name="Text_20_body">
      <style:text-properties officeooo:rsid="00726b6f" officeooo:paragraph-rsid="00726b6f"/>
    </style:style>
    <style:style style:name="P32" style:family="paragraph" style:parent-style-name="Text_20_body">
      <style:text-properties officeooo:paragraph-rsid="00755ccc"/>
    </style:style>
    <style:style style:name="P33" style:family="paragraph" style:parent-style-name="Text_20_body">
      <style:text-properties officeooo:rsid="00767eaa" officeooo:paragraph-rsid="00767eaa"/>
    </style:style>
    <style:style style:name="P34" style:family="paragraph" style:parent-style-name="Text_20_body">
      <style:text-properties officeooo:paragraph-rsid="007a06ee"/>
    </style:style>
    <style:style style:name="P35" style:family="paragraph" style:parent-style-name="Text_20_body">
      <style:text-properties officeooo:paragraph-rsid="00838a17"/>
    </style:style>
    <style:style style:name="P36" style:family="paragraph" style:parent-style-name="Text_20_body">
      <style:text-properties officeooo:paragraph-rsid="0088abc8"/>
    </style:style>
    <style:style style:name="P37" style:family="paragraph" style:parent-style-name="Text_20_body">
      <style:text-properties fo:language="en" fo:country="AU" officeooo:rsid="00060bdd" officeooo:paragraph-rsid="008ae153"/>
    </style:style>
    <style:style style:name="P38" style:family="paragraph" style:parent-style-name="Text_20_body">
      <style:text-properties officeooo:rsid="00133461" officeooo:paragraph-rsid="008d0721"/>
    </style:style>
    <style:style style:name="P39" style:family="paragraph" style:parent-style-name="Text_20_body">
      <style:text-properties officeooo:rsid="00913929" officeooo:paragraph-rsid="00913929"/>
    </style:style>
    <style:style style:name="P40" style:family="paragraph" style:parent-style-name="Thought">
      <style:text-properties officeooo:paragraph-rsid="0094f827"/>
    </style:style>
    <style:style style:name="T1" style:family="text">
      <style:text-properties officeooo:rsid="0004ccd6"/>
    </style:style>
    <style:style style:name="T2" style:family="text">
      <style:text-properties officeooo:rsid="00060bdd"/>
    </style:style>
    <style:style style:name="T3" style:family="text">
      <style:text-properties officeooo:rsid="00060c61"/>
    </style:style>
    <style:style style:name="T4" style:family="text">
      <style:text-properties officeooo:rsid="00060d21"/>
    </style:style>
    <style:style style:name="T5" style:family="text">
      <style:text-properties officeooo:rsid="00065590"/>
    </style:style>
    <style:style style:name="T6" style:family="text">
      <style:text-properties fo:language="en" fo:country="AU"/>
    </style:style>
    <style:style style:name="T7" style:family="text">
      <style:text-properties fo:language="en" fo:country="AU" officeooo:rsid="00070bc7"/>
    </style:style>
    <style:style style:name="T8" style:family="text">
      <style:text-properties fo:language="en" fo:country="AU" officeooo:rsid="000adc34"/>
    </style:style>
    <style:style style:name="T9" style:family="text">
      <style:text-properties officeooo:rsid="000d3f1b"/>
    </style:style>
    <style:style style:name="T10" style:family="text">
      <style:text-properties officeooo:rsid="000e31f2"/>
    </style:style>
    <style:style style:name="T11" style:family="text">
      <style:text-properties officeooo:rsid="00104f21"/>
    </style:style>
    <style:style style:name="T12" style:family="text">
      <style:text-properties officeooo:rsid="001a8abc"/>
    </style:style>
    <style:style style:name="T13" style:family="text">
      <style:text-properties officeooo:rsid="001c1894"/>
    </style:style>
    <style:style style:name="T14" style:family="text">
      <style:text-properties officeooo:rsid="001da795"/>
    </style:style>
    <style:style style:name="T15" style:family="text">
      <style:text-properties officeooo:rsid="001fa0b1"/>
    </style:style>
    <style:style style:name="T16" style:family="text">
      <style:text-properties officeooo:rsid="002079cf"/>
    </style:style>
    <style:style style:name="T17" style:family="text">
      <style:text-properties officeooo:rsid="0022653d"/>
    </style:style>
    <style:style style:name="T18" style:family="text">
      <style:text-properties officeooo:rsid="0024bb84"/>
    </style:style>
    <style:style style:name="T19" style:family="text">
      <style:text-properties officeooo:rsid="00247aff"/>
    </style:style>
    <style:style style:name="T20" style:family="text">
      <style:text-properties officeooo:rsid="0026eb27"/>
    </style:style>
    <style:style style:name="T21" style:family="text">
      <style:text-properties officeooo:rsid="00271247"/>
    </style:style>
    <style:style style:name="T22" style:family="text">
      <style:text-properties officeooo:rsid="0028543f"/>
    </style:style>
    <style:style style:name="T23" style:family="text">
      <style:text-properties officeooo:rsid="0029380d"/>
    </style:style>
    <style:style style:name="T24" style:family="text">
      <style:text-properties officeooo:rsid="002ca652"/>
    </style:style>
    <style:style style:name="T25" style:family="text">
      <style:text-properties officeooo:rsid="002d618c"/>
    </style:style>
    <style:style style:name="T26" style:family="text">
      <style:text-properties officeooo:rsid="00305524"/>
    </style:style>
    <style:style style:name="T27" style:family="text">
      <style:text-properties officeooo:rsid="00305557"/>
    </style:style>
    <style:style style:name="T28" style:family="text">
      <style:text-properties officeooo:rsid="003220fd"/>
    </style:style>
    <style:style style:name="T29" style:family="text">
      <style:text-properties officeooo:rsid="00327626"/>
    </style:style>
    <style:style style:name="T30" style:family="text">
      <style:text-properties officeooo:rsid="0032b65f"/>
    </style:style>
    <style:style style:name="T31" style:family="text">
      <style:text-properties officeooo:rsid="00347e04"/>
    </style:style>
    <style:style style:name="T32" style:family="text">
      <style:text-properties officeooo:rsid="0034b34e"/>
    </style:style>
    <style:style style:name="T33" style:family="text">
      <style:text-properties officeooo:rsid="003639ba"/>
    </style:style>
    <style:style style:name="T34" style:family="text">
      <style:text-properties officeooo:rsid="003a29b7"/>
    </style:style>
    <style:style style:name="T35" style:family="text">
      <style:text-properties officeooo:rsid="003ad62e"/>
    </style:style>
    <style:style style:name="T36" style:family="text">
      <style:text-properties officeooo:rsid="003ece8a"/>
    </style:style>
    <style:style style:name="T37" style:family="text">
      <style:text-properties officeooo:rsid="00407d53"/>
    </style:style>
    <style:style style:name="T38" style:family="text">
      <style:text-properties officeooo:rsid="00410341"/>
    </style:style>
    <style:style style:name="T39" style:family="text">
      <style:text-properties officeooo:rsid="00412e8f"/>
    </style:style>
    <style:style style:name="T40" style:family="text">
      <style:text-properties officeooo:rsid="0042a061"/>
    </style:style>
    <style:style style:name="T41" style:family="text">
      <style:text-properties officeooo:rsid="0043c08e"/>
    </style:style>
    <style:style style:name="T42" style:family="text">
      <style:text-properties officeooo:rsid="00462095"/>
    </style:style>
    <style:style style:name="T43" style:family="text">
      <style:text-properties officeooo:rsid="0046976e"/>
    </style:style>
    <style:style style:name="T44" style:family="text">
      <style:text-properties officeooo:rsid="00487466"/>
    </style:style>
    <style:style style:name="T45" style:family="text">
      <style:text-properties officeooo:rsid="0048806f"/>
    </style:style>
    <style:style style:name="T46" style:family="text">
      <style:text-properties officeooo:rsid="004b2978"/>
    </style:style>
    <style:style style:name="T47" style:family="text">
      <style:text-properties officeooo:rsid="004c92bd"/>
    </style:style>
    <style:style style:name="T48" style:family="text">
      <style:text-properties officeooo:rsid="004e125e"/>
    </style:style>
    <style:style style:name="T49" style:family="text">
      <style:text-properties officeooo:rsid="004f8195"/>
    </style:style>
    <style:style style:name="T50" style:family="text">
      <style:text-properties officeooo:rsid="00508c12"/>
    </style:style>
    <style:style style:name="T51" style:family="text">
      <style:text-properties officeooo:rsid="00524fca"/>
    </style:style>
    <style:style style:name="T52" style:family="text">
      <style:text-properties officeooo:rsid="0054e517"/>
    </style:style>
    <style:style style:name="T53" style:family="text">
      <style:text-properties officeooo:rsid="0054ee0c"/>
    </style:style>
    <style:style style:name="T54" style:family="text">
      <style:text-properties officeooo:rsid="00569820"/>
    </style:style>
    <style:style style:name="T55" style:family="text">
      <style:text-properties officeooo:rsid="0059e273"/>
    </style:style>
    <style:style style:name="T56" style:family="text">
      <style:text-properties officeooo:rsid="005ba109"/>
    </style:style>
    <style:style style:name="T57" style:family="text">
      <style:text-properties officeooo:rsid="0062075f"/>
    </style:style>
    <style:style style:name="T58" style:family="text">
      <style:text-properties officeooo:rsid="0063d572"/>
    </style:style>
    <style:style style:name="T59" style:family="text">
      <style:text-properties officeooo:rsid="00659af0"/>
    </style:style>
    <style:style style:name="T60" style:family="text">
      <style:text-properties officeooo:rsid="00668f46"/>
    </style:style>
    <style:style style:name="T61" style:family="text">
      <style:text-properties officeooo:rsid="00670d24"/>
    </style:style>
    <style:style style:name="T62" style:family="text">
      <style:text-properties officeooo:rsid="0067e5f6"/>
    </style:style>
    <style:style style:name="T63" style:family="text">
      <style:text-properties officeooo:rsid="0069060d"/>
    </style:style>
    <style:style style:name="T64" style:family="text">
      <style:text-properties officeooo:rsid="006a9eeb"/>
    </style:style>
    <style:style style:name="T65" style:family="text">
      <style:text-properties officeooo:rsid="006e6862"/>
    </style:style>
    <style:style style:name="T66" style:family="text">
      <style:text-properties officeooo:rsid="006f0ee8"/>
    </style:style>
    <style:style style:name="T67" style:family="text">
      <style:text-properties officeooo:rsid="00726b6f"/>
    </style:style>
    <style:style style:name="T68" style:family="text">
      <style:text-properties officeooo:rsid="0073cb73"/>
    </style:style>
    <style:style style:name="T69" style:family="text">
      <style:text-properties officeooo:rsid="0074e301"/>
    </style:style>
    <style:style style:name="T70" style:family="text">
      <style:text-properties officeooo:rsid="00755ccc"/>
    </style:style>
    <style:style style:name="T71" style:family="text">
      <style:text-properties officeooo:rsid="00767eaa"/>
    </style:style>
    <style:style style:name="T72" style:family="text">
      <style:text-properties officeooo:rsid="00775705"/>
    </style:style>
    <style:style style:name="T73" style:family="text">
      <style:text-properties officeooo:rsid="00794b29"/>
    </style:style>
    <style:style style:name="T74" style:family="text">
      <style:text-properties officeooo:rsid="007a06ee"/>
    </style:style>
    <style:style style:name="T75" style:family="text">
      <style:text-properties officeooo:rsid="007b155f"/>
    </style:style>
    <style:style style:name="T76" style:family="text">
      <style:text-properties officeooo:rsid="007d0a69"/>
    </style:style>
    <style:style style:name="T77" style:family="text">
      <style:text-properties officeooo:rsid="007dab8c"/>
    </style:style>
    <style:style style:name="T78" style:family="text">
      <style:text-properties officeooo:rsid="007f6874"/>
    </style:style>
    <style:style style:name="T79" style:family="text">
      <style:text-properties officeooo:rsid="0080e431"/>
    </style:style>
    <style:style style:name="T80" style:family="text">
      <style:text-properties officeooo:rsid="00838a17"/>
    </style:style>
    <style:style style:name="T81" style:family="text">
      <style:text-properties officeooo:rsid="0083ca12"/>
    </style:style>
    <style:style style:name="T82" style:family="text">
      <style:text-properties officeooo:rsid="00887341"/>
    </style:style>
    <style:style style:name="T83" style:family="text">
      <style:text-properties officeooo:rsid="008b078a"/>
    </style:style>
    <style:style style:name="T84" style:family="text">
      <style:text-properties officeooo:rsid="008d0721"/>
    </style:style>
    <style:style style:name="T85" style:family="text">
      <style:text-properties officeooo:rsid="00913929"/>
    </style:style>
    <style:style style:name="T86" style:family="text">
      <style:text-properties officeooo:rsid="00a3df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I and Services Challenge <text:span text:style-name="T1">Journal</text:span></text:p>
      <text:p text:style-name="P2"/>
      <text:h text:style-name="P15" text:outline-level="1">Reading this journal</text:h>
      <text:p text:style-name="P39">My thought stream appear in blue bubbles.</text:p>
      <text:p text:style-name="Thought">This is an example of a thought.</text:p>
      <text:p text:style-name="P18">Decisions I make appear in green bubbles.</text:p>
      <text:p text:style-name="P18"/>
      <text:p text:style-name="Decision">This is an example of a decision.</text:p>
      <text:p text:style-name="P18">Timekeeping entries appear in yellow bubbles.</text:p>
      <text:p text:style-name="P18"/>
      <text:p text:style-name="Timekeeping"><text:span text:style-name="T18">Total machine time is </text:span><text:span text:style-name="T85">0</text:span><text:span text:style-name="T26"> hour</text:span><text:span text:style-name="T85">s</text:span><text:span text:style-name="T26">, 0</text:span><text:span text:style-name="T18"> minutes.</text:span></text:p>
      <text:h text:style-name="Heading_20_1" text:outline-level="1">Receiving the challenge</text:h>
      <text:p text:style-name="P2">2022-10-27 @ 2pm – Looked at the challenge PDF for the first time.</text:p>
      <text:p text:style-name="P2"/>
      <text:p text:style-name="P2"/>
      <text:p text:style-name="Thought">I estimate I should have time to complete the exercise before Tuesday 2022-11-01.</text:p>
      <text:h text:style-name="P14" text:outline-level="1">Initial thoughts<text:span text:style-name="T1"> </text:span><text:span text:style-name="T83">and planning</text:span></text:h>
      <text:p text:style-name="P17"/>
      <text:p text:style-name="P37"><text:span text:style-name="T6">2022-11-28 @ 9am – Starting journal and capturing my distilled thoughts from yesterday and this morning.</text:span></text:p>
      <text:p text:style-name="P3">The exercise wants me to start from scratch. As a result I should treat the exercise as I would a proof of concept or prototyping endeavour. That means emphasis on unpacking the core problem space and a reduced focus on maintainability and how will this thing run.</text:p>
      <text:p text:style-name="P40">The core problem appears to have a few dimensions to explore: de-duplication of state update events, reflecting on an appropriate API contract for a wide range of internet connected sensors and choosing an appropriate technology to implement a solution with.</text:p>
      <text:p text:style-name="Standard"/>
      <text:p text:style-name="Thought"><text:soft-page-break/>Internet of Things devices could be entirely stateless. That might suggest the API contract and de-duplication logic may be constrained in significant ways. For example, we may not be able to expect a sensor to provide a source timestamp and perhaps even an incrementing index for its state update events. We can probably expect a device to uniquely identify itself, but we might not have any more information than an id and its sensor payload.</text:p>
      <text:p text:style-name="Standard"/>
      <text:p text:style-name="Thought">The scope of the exercise is quite small. The service will not need much complexity. Most of the persistence, and the REST interfaces could be expressed with a lightweight framework. My instinct is to use Python Flask as it is fresh in my head and lightweight.</text:p>
      <text:p text:style-name="Standard"/>
      <text:p text:style-name="Thought">I am currently undecided about how to persist data, a relational database doesn’t feel necessary or useful for the core behaviour. Perhaps something very simple like Redis would be most appropriate to get started.</text:p>
      <text:p text:style-name="Standard"/>
      <text:p text:style-name="Decision">The persistence layer should not be authoritative, I will build the API as the authoritative component and the persistence layer should be a means to an end. Other services should not access the persistence layer directly, all access should be via the API. This ensures maximum compatibility with other consumers should the chosen persistence mechanism need to change later.</text:p>
      <text:p text:style-name="Standard"/>
      <text:p text:style-name="Decision">As our API will be authoritative, it will be important to version the API. I will be building “v1” during this exercise.</text:p>
      <text:p text:style-name="Standard"/>
      <text:p text:style-name="Thought">I should make a point to consider how the API contract will be published. Thought this is a bit of a stretch goal more than a core problem to solve.</text:p>
      <text:p text:style-name="Standard"/>
      <text:p text:style-name="Thought">There are probably a few ways to de-duplicate events. I can heavy use of unit testing to describe a few de-duplication methods. I should be able to express them using a common function interface and have any options I explore be substituted in and out.</text:p>
      <text:p text:style-name="Standard"/>
      <text:p text:style-name="Thought"><text:soft-page-break/>The de-duplication method is likely to inform the required fields for the POST endpoint, before firming up the API contract I should explore some ideas for de-duplication.</text:p>
      <text:p text:style-name="Standard"/>
      <text:p text:style-name="Decision"><text:span text:style-name="T2">While the de-duplication logic will ultimately be the biggest shaper of the API contract, it feels prudent to get something </text:span><text:span text:style-name="T3">with the basic endpoints </text:span><text:span text:style-name="T2">built and working befor</text:span><text:span text:style-name="T3">e digging into the additional behaviour. </text:span><text:span text:style-name="T4">I will start </text:span><text:span text:style-name="T5">by building the two endpoints and committing to a persistence mechanism.</text:span></text:p>
      <text:p text:style-name="Standard"/>
      <text:p text:style-name="Decision"><text:span text:style-name="T7">I will build things using Python Flask as a base as we don’t appear to need the broad power of a framework like Play/Spring from the </text:span><text:span text:style-name="T8">JVM</text:span><text:span text:style-name="T7"> or ASP in the .Net world. Even Django with Python feels overkill for our current requirements. There might be something lightweight in node, but I am not familiar enough with server-side JavaScript to know that off the top of my head.</text:span></text:p>
      <text:p text:style-name="Standard"/>
      <text:p text:style-name="Decision">I will start by setting up a new Flask project using pip within a Python virtual environment.</text:p>
      <text:h text:style-name="Heading_20_1" text:outline-level="1">Setting up a working environment</text:h>
      <text:p text:style-name="P4">I am on a different machine than I would normally work on, so I am grabbing an editor, V<text:span text:style-name="T9">isual </text:span>S<text:span text:style-name="T9">tudio </text:span>Code. Installing <text:span text:style-name="T10">P</text:span>ython and setting up a new code repository in my GitHub to work to.</text:p>
      <text:p text:style-name="Decision">I will make an even more deliberate effort than usual to commit regularly so that even the smallest iterations are captured in version control.</text:p>
      <text:p text:style-name="P4">2022-10-28 @ 10am - <text:s/>Installing VSCode <text:span text:style-name="T11">and Python</text:span></text:p>
      <text:p text:style-name="P5">2022-10-28 @ 10:15am – Creating empty git repository and adding empty Flask app</text:p>
      <text:p text:style-name="P38">2022-10-28 @ 10:30am – Initial commit created, the repository is available at `<text:a xlink:type="simple" xlink:href="https://github.com/adamlynam/api-and-services-challenge" text:style-name="Internet_20_link" text:visited-style-name="Visited_20_Internet_20_Link">https://github.com/adamlynam/api-and-services-challenge</text:a>`</text:p>
      <text:p text:style-name="Timekeeping"><text:span text:style-name="T18">Total machine time is </text:span><text:span text:style-name="T84">1</text:span><text:span text:style-name="T26"> hour, </text:span><text:span text:style-name="T84">3</text:span><text:span text:style-name="T26">0</text:span><text:span text:style-name="T18"> minutes.</text:span></text:p>
      <text:h text:style-name="Heading_20_1" text:outline-level="1">Building the skeleton</text:h>
      <text:p text:style-name="P6">I want to drive all of the behaviour out using Test Driven Development. So I am going to begin by describing the GET endpoint.</text:p>
      <text:p text:style-name="Decision"><text:soft-page-break/>I will write an API integration test leveraging pytest and the Werkzeug client. As described here <text:a xlink:type="simple" xlink:href="https://flask.palletsprojects.com/en/2.2.x/testing/" text:style-name="Internet_20_link" text:visited-style-name="Visited_20_Internet_20_Link">https://flask.palletsprojects.com/en/2.2.x/testing/</text:a> </text:p>
      <text:p text:style-name="P7">2022-10-28 @ 10:40am – Adding pytest</text:p>
      <text:p text:style-name="P9">2022-10-28 @ 10:45am – Start writing test for GET endpoint</text:p>
      <text:p text:style-name="Decision"><text:span text:style-name="T12">Got annoyed by </text:span><text:span text:style-name="T22">JSON </text:span><text:span text:style-name="T12">formatting </text:span><text:span text:style-name="T21">issues</text:span><text:span text:style-name="T12"> so installed a linting tool </text:span><text:span text:style-name="T20">to run on save</text:span><text:span text:style-name="T12">. </text:span><text:span text:style-name="T23">Choose </text:span><text:span text:style-name="T12">Pep8.</text:span></text:p>
      <text:p text:style-name="P8"><text:span text:style-name="T13">2022-10-28 @ 11:</text:span><text:span text:style-name="T17">40</text:span><text:span text:style-name="T13">am – First test written for GET endpoint, added hard coded implementation to demonstrate it working</text:span></text:p>
      <text:p text:style-name="Thought"><text:span text:style-name="T14">Lots more to do still, I have baked a few assumptions into this first test. I guess we will see </text:span><text:span text:style-name="T15">how things continue to evolve</text:span><text:span text:style-name="T14">.</text:span></text:p>
      <text:p text:style-name="Standard"/>
      <text:p text:style-name="Thought"><text:span text:style-name="T15">It took a little while to set everything up, hopefully with these foundations laid we can write test and implementation code </text:span><text:span text:style-name="T16">more </text:span><text:span text:style-name="T15">quickly from </text:span><text:span text:style-name="T16">this point</text:span><text:span text:style-name="T15">.</text:span></text:p>
      <text:p text:style-name="Standard"/>
      <text:p text:style-name="Thought">I should describe the POST endpoint next followed by extending my testing to tease out the persistence layer of the application.</text:p>
      <text:p text:style-name="Standard"/>
      <text:p text:style-name="Thought">This is much longer than I was expected to spend on the exercise. Maybe I am going too slow for OSHO?</text:p>
      <text:p text:style-name="P10">2022-10-28 @ 11:45am – Good time to take a break.</text:p>
      <text:p text:style-name="P11">2022-10-28 @ 4:15pm – Got a few minutes spare. I am going to create the POST endpoint.</text:p>
      <text:p text:style-name="P12">2022-10-28 @ 4:30pm – Post endpoint is now created.</text:p>
      <text:p text:style-name="Thought"><text:span text:style-name="T24">The POST endpoint spits back what it receives </text:span><text:span text:style-name="T25">on success</text:span><text:span text:style-name="T24">. This probably isn’t as helpful for internet of things settings, but it can be handy for web applications.</text:span></text:p>
      <text:p text:style-name="Standard"/>
      <text:p text:style-name="Thought">We don’t have any persistence yet. A test that consumes both endpoints to ensure updates are successful feels like the best way to tease out the persistence layer.</text:p>
      <text:p text:style-name="Thought"><text:soft-page-break/><text:span text:style-name="T27">The initial pain of setting things up </text:span><text:span text:style-name="T28">nicely </text:span><text:span text:style-name="T27">does appear to lend itself to more rapid development now.</text:span></text:p>
      <text:p text:style-name="P36"><text:span text:style-name="T19">2022-10-28 @ </text:span><text:span text:style-name="T29">4</text:span><text:span text:style-name="T19">:</text:span><text:span text:style-name="T29">35</text:span><text:span text:style-name="T39">p</text:span><text:span text:style-name="T19">m – </text:span><text:span text:style-name="T29">Back to spending time with the family </text:span><text:span text:style-name="T30">again</text:span><text:span text:style-name="T19">.</text:span></text:p>
      <text:p text:style-name="Timekeeping"><text:span text:style-name="T18">Total machine time is </text:span><text:span text:style-name="T26">3 hours, 0</text:span><text:span text:style-name="T18"> minutes.</text:span></text:p>
      <text:h text:style-name="Heading_20_1" text:outline-level="1">Adding Persistence</text:h>
      <text:p text:style-name="P13">2022-10-2<text:span text:style-name="T39">9</text:span> @ 4:00pm – Have a few moments spare to work on the exercise.</text:p>
      <text:p text:style-name="Decision">I will use Redis to persist sensor <text:span text:style-name="T31">state </text:span>updates. This gives maximum flexibility for payloads to change and should be super fast to save and retrieve events.</text:p>
      <text:p text:style-name="Standard"/>
      <text:p text:style-name="Decision"><text:span text:style-name="T32">I will continue by writing a </text:span><text:span text:style-name="T33">database integration</text:span><text:span text:style-name="T32"> test that describes using the POST endpoint to set a value and then expects to retrieve that value immediately after via the GET endpoint. </text:span><text:span text:style-name="T33">This should tease out the persistence behaviour we need.</text:span></text:p>
      <text:p text:style-name="P20">2022-10-2<text:span text:style-name="T39">9</text:span> @ 4:15pm – Failing persistence test has been added.</text:p>
      <text:p text:style-name="Decision">Now I will need to refactor both the GET and POST endpoints to call to a common persistence layer. I will start by extracting this layer and use mocking to maintain the current behaviour before I try and add Redis proper. This allows me to maintain my contract defining unit tests I added previously.</text:p>
      <text:p text:style-name="P21">2022-10-2<text:span text:style-name="T39">9</text:span> @ 5:20pm – We are now wired up to the new PersistenceService.</text:p>
      <text:p text:style-name="Thought">A real solution would have something other than an in-memory dictionary backing the persistence service, but this might actually be enough to demonstrate the important aspects of this exercise. I may keep the in-memory storage mechanism to save time and deliver on the more important aspects of the challenge.</text:p>
      <text:p text:style-name="Standard"/>
      <text:p text:style-name="Thought">I need to extract the sensor identifier instead of hard coding it.</text:p>
      <text:p text:style-name="Standard"/>
      <text:p text:style-name="Decision"><text:span text:style-name="T34">I will address the hard coded sensor id before continuing. </text:span><text:span text:style-name="T35">I will change the POST endpoint to PATCH and include the sensor identifier in the URL. This feels like the most RESTful way to continue.</text:span></text:p>
      <text:p text:style-name="Standard"><text:soft-page-break/></text:p>
      <text:p text:style-name="Thought">The API integration test should be working now, but it is failing. Need to investigate further next time.</text:p>
      <text:p text:style-name="P22">2022-10-2<text:span text:style-name="T39">9</text:span> @ 5:30pm – Need to stop for family dinner.</text:p>
      <text:p text:style-name="Timekeeping"><text:span text:style-name="T18">Total machine time is </text:span><text:span text:style-name="T36">4</text:span><text:span text:style-name="T18"> hours, </text:span><text:span text:style-name="T36">30</text:span><text:span text:style-name="T18"> minutes.</text:span></text:p>
      <text:h text:style-name="Heading_20_1" text:outline-level="1">Trouble with persistence test</text:h>
      <text:p text:style-name="P23">2022-10-30 @ <text:span text:style-name="T41">10:50</text:span>am – Wet day <text:span text:style-name="T60">in Tauranga</text:span>, time for some more programming.</text:p>
      <text:p text:style-name="Thought"><text:span text:style-name="T37">Overnight I remembered I should test and extend the endpoints to handle any string for the sensor id. </text:span><text:span text:style-name="T38">I will try and address this later.</text:span></text:p>
      <text:p text:style-name="Standard"/>
      <text:p text:style-name="Thought"><text:span text:style-name="T43">Overnight I thought about how </text:span><text:span text:style-name="T42">`PersistenceService` is a terrible name for an implementation class, it is probably better as an interface name. I should probably create an interface for persistence and have something like `InMemoryDatastore` for the current implementation </text:span><text:span text:style-name="T44">that implements that interface</text:span><text:span text:style-name="T42">. </text:span><text:span text:style-name="T45">This is probably not top priority though.</text:span></text:p>
      <text:p text:style-name="Standard"/>
      <text:p text:style-name="Thought">Overnight I also think I forgot to commit a change to add the `pytest-mock` dependency.</text:p>
      <text:p text:style-name="P24">2022-10-30 @ 11:00am – Added the missing commit for `pytest-mock`.</text:p>
      <text:p text:style-name="Thought"><text:span text:style-name="T61">This is the sort of thing that would have been caught by a </text:span><text:span text:style-name="T62">well expressed</text:span><text:span text:style-name="T61"> testing stage in a code integration pipeline.</text:span></text:p>
      <text:p text:style-name="Standard"/>
      <text:p text:style-name="Decision"><text:span text:style-name="T37">Need to troubleshoot the </text:span><text:span text:style-name="T40">failing API integration test. I was expecting it to be passing now.</text:span></text:p>
      <text:p text:style-name="Standard"/>
      <text:p text:style-name="Thought">I notice that the API integration test wasn’t sending a sensor id after the refactor to use PATCH.</text:p>
      <text:p text:style-name="Standard"/>
      <text:p text:style-name="Thought"><text:soft-page-break/>I was also still sending a POST, not a PATCH, this appears to have got things closer to working.</text:p>
      <text:p text:style-name="Standard"/>
      <text:p text:style-name="Thought">The API integration test has shown a bug that was covered up by the mocked API contract tests. There is currently no logic that adds the “current” section to the API response. It just returns the data as it was sent to the PATCH endpoint.</text:p>
      <text:p text:style-name="Standard"/>
      <text:p text:style-name="Thought"><text:span text:style-name="T46">I think we ultimately want to have three distinct application layers here: </text:span><text:span text:style-name="T48">HTTP</text:span><text:span text:style-name="T46"> controllers and persistence (which we have already) and another service layer that is responsible for understanding sensor data. However, that sort of refactoring is best done with all tests passing. I will add some logic into the view first and then use further testing to tease out the remaining behaviour at a future point.</text:span></text:p>
      <text:p text:style-name="Standard"/>
      <text:p text:style-name="Decision"><text:span text:style-name="T47">I need to adjust the mocked data on the API contract test for the GET endpoint to address this bug. I should not be including the “current” section in the mocked response. </text:span><text:span text:style-name="T48">I also shouldn’t add the “data” section either, as that is an HTTP level concern.</text:span></text:p>
      <text:p text:style-name="P25"><text:span text:style-name="T49">2022-10-30 @ 11:25am – The GET endpoint now contains responsibility for formatting the JSON that had incorrectly been pushed to the persistence layer.</text:span></text:p>
      <text:p text:style-name="Thought">The API integration test still doesn’t pass because the PATCH endpoint does not correctly strip the “data” section from the JSON response.</text:p>
      <text:p text:style-name="Standard"/>
      <text:p text:style-name="Decision">I need to spy on the PersistenceService during the PATCH endpoint and assert that we only get the sensor values, not the “data” section that the HTTP layer should handle.</text:p>
      <text:p text:style-name="P26"><text:span text:style-name="T50">2022-10-30 @ 11:45am – The PATCH endpoint has been tightened up. </text:span><text:span text:style-name="T51">Success, all tests are now passing. We finally have the core of our application working.</text:span></text:p>
      <text:p text:style-name="Thought">I guess we only have the “data” section for convention reasons. We have an awful lot of complexity to manage having it there.</text:p>
      <text:p text:style-name="Standard"/>
      <text:p text:style-name="Thought"><text:span text:style-name="T52">There are some pretty significant refactors I think are required, but it is probably prudent to stay focused on the core objectives of the task. </text:span><text:span text:style-name="T54">A few</text:span><text:span text:style-name="T53"> key remaining </text:span><text:soft-page-break/><text:span text:style-name="T53">items are top of my mind: adding some attempt at de-duplication, keeping a history of previous sensor configuration <text:s/>changes </text:span><text:span text:style-name="T54">and merging the current configuration with any updates from the PATCH endpoint instead of </text:span><text:span text:style-name="T55">simply </text:span><text:span text:style-name="T54">overwriting them.</text:span></text:p>
      <text:p text:style-name="Standard"/>
      <text:p text:style-name="Thought"><text:span text:style-name="T56">The de-duplication will likely inform the other two key deliverables so I </text:span><text:span text:style-name="T58">probably </text:span><text:span text:style-name="T56">need to tackle that next.</text:span></text:p>
      <text:p text:style-name="P27">2022-10-30 @ 12:00pm – Taking a break for some lunch.</text:p>
      <text:p text:style-name="Timekeeping"><text:span text:style-name="T18">Total machine time is </text:span><text:span text:style-name="T59">5</text:span><text:span text:style-name="T18"> hours, </text:span><text:span text:style-name="T36">30</text:span><text:span text:style-name="T18"> minutes.</text:span></text:p>
      <text:h text:style-name="Heading_20_1" text:outline-level="1">Adding <text:span text:style-name="T82">Configuration </text:span>History</text:h>
      <text:p text:style-name="Thought">I just considered that I have made a rather large assumption from the start that the “configuration state” we are dealing with is an update from an IoT sensor/device that is reporting its <text:s/>measurements: “temperature”, “humidity”, “on/off” etc. But perhaps the intention the whole time has been to track the device itself, some metadata about how to access it and what type of device it is: “device name”, “device manufacturer”, “sensor type” etc. I figure I will carry this assumption with me till the end of the exercise. In a real development scenario I would seek clarification before plowing ahead.</text:p>
      <text:p text:style-name="P28">2022-10-30 @ 2:45 – Continuing on the exercise. Time to start on the de-duplication.</text:p>
      <text:p text:style-name="Thought">For any de-duplication logic we will need access to the history of previous sensor configurations.</text:p>
      <text:p text:style-name="Standard"/>
      <text:p text:style-name="Thought">The history and current configuration are likely to be different once the PATCH endpoint supports partial updates. I should persist the two separately.</text:p>
      <text:p text:style-name="Standard"/>
      <text:p text:style-name="Decision">To maintain history I will add a second key to the data store for the same sensor identifier. I will maintain a list of all previous configurations recorded separate from the latest/current configuration.</text:p>
      <text:p text:style-name="Standard"/>
      <text:p text:style-name="Decision">I will first extend the current code to add a suffix to the current persistence id, I will add “-current” to the end. My intention is to later add “-history” as well.</text:p>
      <text:p text:style-name="P29"><text:soft-page-break/><text:span text:style-name="T66">2022-10-30 @ 3:00pm – Getting started on adding the suffix to the existing endpoints.</text:span></text:p>
      <text:p text:style-name="P30">2022-10-30 @ 3:05pm – Added “-current” suffix.</text:p>
      <text:p text:style-name="P31">2022-10-30 @ 3:15pm – Starting to add the “-history” suffix and behaviour.</text:p>
      <text:p text:style-name="Thought"><text:span text:style-name="T69">Encountered s</text:span><text:span text:style-name="T68">ome extra complexity in asserting calls to the persistence layer in unit tests when we call the same method twice with different arguments.</text:span></text:p>
      <text:p text:style-name="P32"><text:span text:style-name="T70">2022-10-30 @ 3:25pm – Learned about `</text:span>assert_any_call<text:span text:style-name="T70">` in pytest-mock. Haven’t used that before.</text:span></text:p>
      <text:p text:style-name="P33">2022-10-30 @ 3:45pm – Need to describe the behaviour of the persistence layer when a key doesn’t already exist to facilitate the initial push of <text:span text:style-name="T72">configuration </text:span>history.</text:p>
      <text:p text:style-name="Decision">I will return `None` when there is no existing data persisted.</text:p>
      <text:p text:style-name="P34"><text:span text:style-name="T74">2022-10-30 @ 4:00pm – Encountered a problem connected to </text:span><text:span text:style-name="T75">persisted history </text:span><text:span text:style-name="T74">being polluted between tests.</text:span></text:p>
      <text:p text:style-name="Decision"><text:span text:style-name="T76">I need to add more mocks to control the unit tests </text:span><text:span text:style-name="T77">properly to avoid the pollution of state during the tests.</text:span></text:p>
      <text:p text:style-name="Standard"/>
      <text:p text:style-name="Thought">This will not actually solve the underlying state management problem during tests and I will be forced to confront this further if I add other integration tests.</text:p>
      <text:p text:style-name="P35"><text:span text:style-name="T79">2022-10-30 @ 4:30pm – Configuration history is built now.</text:span></text:p>
      <text:p text:style-name="Timekeeping"><text:span text:style-name="T18">Total machine time is </text:span><text:span text:style-name="T80">7</text:span><text:span text:style-name="T18"> hours, </text:span><text:span text:style-name="T80">15</text:span><text:span text:style-name="T18"> minutes.</text:span></text:p>
      <text:p text:style-name="Standard"/>
      <text:p text:style-name="Decision"><text:span text:style-name="T80">I have still not completed the exercise, but I have spent more than double the </text:span><text:span text:style-name="T81">expected</text:span><text:span text:style-name="T80"> time. I will tidy these notes and submit what I have as further iteration seems like it would not better represent my process and what I am capable of.</text:span></text:p>
      <text:p text:style-name="P19">2022-10-30 @ 5:00pm – Formatting the journal is complete.</text:p>
      <text:p text:style-name="Standard"/>
      <text:p text:style-name="Timekeeping">Total machine time is <text:span text:style-name="T86">7 hours, 45 minut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88734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hought" style:family="paragraph" style:parent-style-name="Quotations" style:master-page-name="">
      <loext:graphic-properties draw:fill="solid" draw:fill-color="#b4c7dc"/>
      <style:paragraph-properties fo:line-height="100%" style:page-number="auto" fo:background-color="#b4c7dc" fo:padding="0.349cm" fo:border="0.06pt solid #000000">
        <style:tab-stops/>
      </style:paragraph-properties>
      <style:text-properties fo:background-color="transparent"/>
    </style:style>
    <style:style style:name="Decision" style:family="paragraph" style:parent-style-name="Thought">
      <loext:graphic-properties draw:fill="solid" draw:fill-color="#afd095"/>
      <style:paragraph-properties fo:background-color="#afd095"/>
    </style:style>
    <style:style style:name="Timekeeping" style:family="paragraph" style:parent-style-name="Thought">
      <loext:graphic-properties draw:fill="solid" draw:fill-color="#ffffa6"/>
      <style:paragraph-properties fo:background-color="#ffffa6"/>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0P0" style:volatile="true">
      <number:currency-symbol number:language="en" number:country="NZ">$</number:currency-symbol>
      <number:number number:decimal-places="0" loext:min-decimal-places="0" number:min-integer-digits="1" number:grouping="true"/>
    </number:currency-style>
    <number:currency-style style:name="N110">
      <number:text>-</number:text>
      <number:currency-symbol number:language="en" number:country="NZ">$</number:currency-symbol>
      <number:number number:decimal-places="0" loext:min-decimal-places="0" number:min-integer-digits="1" number:grouping="true"/>
      <style:map style:condition="value()&gt;=0" style:apply-style-name="N110P0"/>
    </number:currency-style>
    <number:currency-style style:name="N112P0" style:volatile="true">
      <number:currency-symbol number:language="en" number:country="NZ">$</number:currency-symbol>
      <number:number number:decimal-places="2" loext:min-decimal-places="2" number:min-integer-digits="1" number:grouping="true"/>
    </number:currency-style>
    <number:currency-style style:name="N112">
      <number:text>-</number:text>
      <number:currency-symbol number:language="en" number:country="NZ">$</number:currency-symbol>
      <number:number number:decimal-places="2" loext:min-decimal-places="2" number:min-integer-digits="1" number:grouping="true"/>
      <style:map style:condition="value()&gt;=0" style:apply-style-name="N112P0"/>
    </number:currency-style>
    <number:currency-style style:name="N113P0" style:volatile="true">
      <number:currency-symbol number:language="en" number:country="NZ">$</number:currency-symbol>
      <number:number number:decimal-places="0" loext:min-decimal-places="0" number:min-integer-digits="1" number:grouping="true"/>
    </number:currency-style>
    <number:currency-style style:name="N113">
      <style:text-properties fo:color="#ff0000"/>
      <number:text>-</number:text>
      <number:currency-symbol number:language="en" number:country="NZ">$</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NZ">$</number:currency-symbol>
      <number:number number:decimal-places="2" loext:min-decimal-places="2" number:min-integer-digits="1" number:grouping="true"/>
    </number:currency-style>
    <number:currency-style style:name="N11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4P0"/>
    </number:currency-style>
    <number:currency-style style:name="N116P0" style:volatile="true">
      <number:currency-symbol number:language="en" number:country="NZ">$</number:currency-symbol>
      <number:number number:decimal-places="2" loext:min-decimal-places="0" number:min-integer-digits="1" number:decimal-replacement="--" number:grouping="true"/>
    </number:currency-style>
    <number:currency-style style:name="N116">
      <style:text-properties fo:color="#ff0000"/>
      <number:text>-</number:text>
      <number:currency-symbol number:language="en" number:country="NZ">$</number:currency-symbol>
      <number:number number:decimal-places="2" loext:min-decimal-places="0" number:min-integer-digits="1" number:decimal-replacement="--" number:grouping="true"/>
      <style:map style:condition="value()&gt;=0" style:apply-style-name="N116P0"/>
    </number:currency-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number:text>
      <style:map style:condition="value()&gt;=0" style:apply-style-name="N120P0"/>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8T09:11:27.110591272</meta:creation-date>
    <meta:generator>LibreOffice/6.4.7.2$Linux_X86_64 LibreOffice_project/40$Build-2</meta:generator>
    <dc:date>2022-10-30T17:02:43.216192604</dc:date>
    <meta:editing-duration>PT14H46M10S</meta:editing-duration>
    <meta:editing-cycles>135</meta:editing-cycles>
    <meta:print-date>2022-10-30T17:02:39.029966853</meta:print-date>
    <meta:document-statistic meta:table-count="0" meta:image-count="0" meta:object-count="0" meta:page-count="9" meta:paragraph-count="109" meta:word-count="2391" meta:character-count="14256" meta:non-whitespace-character-count="11941"/>
  </office:meta>
</office:document-meta>
</file>